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ulka1" style:family="table">
      <style:table-properties style:width="17cm" table:align="margins"/>
    </style:style>
    <style:style style:name="Tabulka1.A" style:family="table-column">
      <style:table-column-properties style:column-width="0.794cm" style:rel-column-width="3059*"/>
    </style:style>
    <style:style style:name="Tabulka1.B" style:family="table-column">
      <style:table-column-properties style:column-width="2.117cm" style:rel-column-width="8159*"/>
    </style:style>
    <style:style style:name="Tabulka1.C" style:family="table-column">
      <style:table-column-properties style:column-width="14.09cm" style:rel-column-width="54317*"/>
    </style:style>
    <style:style style:name="Tabulka1.A1" style:family="table-cell">
      <style:table-cell-properties fo:padding="0.097cm" fo:border="none"/>
    </style:style>
    <style:style style:name="P1" style:family="paragraph" style:parent-style-name="Standard">
      <style:text-properties officeooo:rsid="000a6820" officeooo:paragraph-rsid="000a6820"/>
    </style:style>
    <style:style style:name="P2" style:family="paragraph" style:parent-style-name="Standard">
      <style:text-properties officeooo:rsid="000d22dc" officeooo:paragraph-rsid="000d22dc"/>
    </style:style>
    <style:style style:name="P3" style:family="paragraph" style:parent-style-name="Table_20_Contents">
      <style:text-properties officeooo:rsid="000d22dc" officeooo:paragraph-rsid="000d22dc"/>
    </style:style>
    <style:style style:name="P4" style:family="paragraph" style:parent-style-name="Standard">
      <style:text-properties officeooo:paragraph-rsid="001099bc"/>
    </style:style>
    <style:style style:name="P5" style:family="paragraph" style:parent-style-name="Standard">
      <style:text-properties officeooo:rsid="00167cd9" officeooo:paragraph-rsid="00167cd9"/>
    </style:style>
    <style:style style:name="P6" style:family="paragraph" style:parent-style-name="Standard">
      <style:text-properties officeooo:rsid="00182954" officeooo:paragraph-rsid="00182954"/>
    </style:style>
    <style:style style:name="P7" style:family="paragraph" style:parent-style-name="Standard">
      <style:text-properties officeooo:rsid="0018755b" officeooo:paragraph-rsid="0018755b"/>
    </style:style>
    <style:style style:name="P8" style:family="paragraph" style:parent-style-name="Table_20_Contents">
      <style:text-properties officeooo:rsid="000d22dc" officeooo:paragraph-rsid="0018d583"/>
    </style:style>
    <style:style style:name="T1" style:family="text">
      <style:text-properties officeooo:rsid="000d22dc"/>
    </style:style>
    <style:style style:name="T2" style:family="text">
      <style:text-properties officeooo:rsid="000e9a98"/>
    </style:style>
    <style:style style:name="T3" style:family="text">
      <style:text-properties fo:font-weight="normal" officeooo:rsid="000e9a98" style:font-weight-asian="normal" style:font-weight-complex="normal"/>
    </style:style>
    <style:style style:name="T4" style:family="text">
      <style:text-properties officeooo:rsid="00182954"/>
    </style:style>
    <style:style style:name="T5" style:family="text">
      <style:text-properties officeooo:rsid="0018d583"/>
    </style:style>
    <style:style style:name="T6" style:family="text">
      <style:text-properties officeooo:rsid="0019e859"/>
    </style:style>
    <style:style style:name="T7" style:family="text">
      <style:text-properties officeooo:rsid="001a695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Kódování a komprese dat</text:p>
      <text:p text:style-name="Subtitle">Adaptabilní Huffmanovo kódování</text:p>
      <text:p text:style-name="P1">Autor: Ondřej Šlampa</text:p>
      <text:p text:style-name="P1">Email: <text:a xlink:type="simple" xlink:href="mailto:xslamp01@stud.fit.vutbr.cz">xslamp01@stud.fit.vutbr.cz</text:a></text:p>
      <text:p text:style-name="P1">Datum: 1. březen 2015</text:p>
      <text:h text:style-name="Heading_20_2" text:outline-level="2">Popis:</text:h>
      <text:p text:style-name="P2">Program provede kódování nebo dekódování vstupu na výstup pomocí algoritmu pro adaptabilní Huffmanovo kódování. Kódování probíhá během jednoho průchodu a proto je vhodné pro práci s proudy dat.</text:p>
      <text:h text:style-name="Heading_20_2" text:outline-level="2">Argumenty programu:</text:h>
      <table:table table:name="Tabulka1" table:style-name="Tabulka1">
        <table:table-column table:style-name="Tabulka1.A"/>
        <table:table-column table:style-name="Tabulka1.B"/>
        <table:table-column table:style-name="Tabulka1.C"/>
        <table:table-row>
          <table:table-cell table:style-name="Tabulka1.A1" office:value-type="string">
            <text:p text:style-name="Table_20_Contents">-<text:span text:style-name="T1">i</text:span></text:p>
          </table:table-cell>
          <table:table-cell table:style-name="Tabulka1.A1" office:value-type="string">
            <text:p text:style-name="P3">soubor</text:p>
          </table:table-cell>
          <table:table-cell table:style-name="Tabulka1.A1" office:value-type="string">
            <text:p text:style-name="P3">Cesta k vstupnímu souboru, pokud není zadán, použije se standardní vstup.</text:p>
          </table:table-cell>
        </table:table-row>
        <table:table-row>
          <table:table-cell table:style-name="Tabulka1.A1" office:value-type="string">
            <text:p text:style-name="Table_20_Contents">-<text:span text:style-name="T1">o</text:span></text:p>
          </table:table-cell>
          <table:table-cell table:style-name="Tabulka1.A1" office:value-type="string">
            <text:p text:style-name="P3">soubor</text:p>
          </table:table-cell>
          <table:table-cell table:style-name="Tabulka1.A1" office:value-type="string">
            <text:p text:style-name="P3">Cesta k výstupnímu souboru, pokud není zadán, použije se standardní výstup.</text:p>
          </table:table-cell>
        </table:table-row>
        <table:table-row>
          <table:table-cell table:style-name="Tabulka1.A1" office:value-type="string">
            <text:p text:style-name="Table_20_Contents">-<text:span text:style-name="T1">l</text:span></text:p>
          </table:table-cell>
          <table:table-cell table:style-name="Tabulka1.A1" office:value-type="string">
            <text:p text:style-name="P3">soubor</text:p>
          </table:table-cell>
          <table:table-cell table:style-name="Tabulka1.A1" office:value-type="string">
            <text:p text:style-name="P8">Cesta k souboru <text:span text:style-name="T5">pro záznam</text:span>, pokud není zadán, <text:span text:style-name="T5">záznam se nezapíše.</text:span></text:p>
          </table:table-cell>
        </table:table-row>
        <table:table-row>
          <table:table-cell table:style-name="Tabulka1.A1" office:value-type="string">
            <text:p text:style-name="Table_20_Contents">-<text:span text:style-name="T1">c</text:span></text:p>
          </table:table-cell>
          <table:table-cell table:style-name="Tabulka1.A1" office:value-type="string">
            <text:p text:style-name="Table_20_Contents"/>
          </table:table-cell>
          <table:table-cell table:style-name="Tabulka1.A1" office:value-type="string">
            <text:p text:style-name="P3">Kóduj</text:p>
          </table:table-cell>
        </table:table-row>
        <table:table-row>
          <table:table-cell table:style-name="Tabulka1.A1" office:value-type="string">
            <text:p text:style-name="Table_20_Contents">-<text:span text:style-name="T1">x</text:span></text:p>
          </table:table-cell>
          <table:table-cell table:style-name="Tabulka1.A1" office:value-type="string">
            <text:p text:style-name="Table_20_Contents"/>
          </table:table-cell>
          <table:table-cell table:style-name="Tabulka1.A1" office:value-type="string">
            <text:p text:style-name="P3">Dekóduj</text:p>
          </table:table-cell>
        </table:table-row>
        <table:table-row>
          <table:table-cell table:style-name="Tabulka1.A1" office:value-type="string">
            <text:p text:style-name="Table_20_Contents">-<text:span text:style-name="T1">h</text:span></text:p>
          </table:table-cell>
          <table:table-cell table:style-name="Tabulka1.A1" office:value-type="string">
            <text:p text:style-name="Table_20_Contents"/>
          </table:table-cell>
          <table:table-cell table:style-name="Tabulka1.A1" office:value-type="string">
            <text:p text:style-name="P3">Vypiš nápovědu</text:p>
          </table:table-cell>
        </table:table-row>
      </table:table>
      <text:h text:style-name="Heading_20_2" text:outline-level="2">Popis algor<text:span text:style-name="T2">i</text:span>tmu:</text:h>
      <text:p text:style-name="P4"><text:span text:style-name="T2">Huffmanův kód je kód s proměnnou délkou kódového slova. Častěji se vyskytující znaky jsou reprezentovány kratšími kódovými slovy. Jedná se o prefixový kód, tudíž pro každé kódové slovo platí, že jeho prefixem není jiné kódové slovo.</text:span></text:p>
      <text:p text:style-name="P4"><text:span text:style-name="T2">Pro kódování program používá alg</text:span><text:span text:style-name="T3">oritmus FGK (Faller-Gallager-Knuth). </text:span><text:span text:style-name="T2">Pro určení kódového slova se používá Huffmanův strom. Kódové slovo daného znaku je cesta od kořene k listu vyjádřená pomocí nul a jedniček. Nula značí levý podstrom a jednička pravý. Listy nesou informace o tom, kolikrát se daný znak objevil na vstupu. Frekvence vnitřního uzlu je součet hodnot jeho potomků. Dále platí, že pokud procházíme strom po úrovních zleva doprava zdola nahoru, tak hodnoty uzlů tvoří neklesající posloupnost. Pokud ve stromě není odpovídající list, vytvoří se nový s hodnotou 1.</text:span></text:p>
      <text:p text:style-name="P5">Jelikož se frekvence <text:span text:style-name="T6">o</text:span> výskytu znaku mění <text:span text:style-name="T2">během činnosti programu, </text:span>je<text:span text:style-name="T2"> strom průběžně upravová</text:span>n. Ve strom<text:span text:style-name="T6">ě</text:span> se nachází list reprezentující speciální kódové slovo Esc, které říká že následujících 8 bitů vstupu tvoří dříve neviděný znak. <text:span text:style-name="T7">Vložení nového uzlu se provádí následně: </text:span>List reprezentující Esc je nahrazen vnitřním uzlem, jehož potomky jsou uzel Esc a nový uzel reprezentující znak na vstupu. <text:span text:style-name="T4">Když</text:span> se na vstupu objeví kódové slovo reprezentující <text:span text:style-name="T4">znak, tak je zvýšena četnost znaku ve stromě podle následujícího algoritmu.</text:span></text:p>
      <text:p text:style-name="P5"/>
      <text:p text:style-name="P6">1. Porovnej tento uzel s jeho následníky, pokud má bezprostřední následník vyšší frekvenci přejdi na krok 2. Jinak prohoď tento uzel s posledním následníkem, který má frekvenci menší nebo rovnu.</text:p>
      <text:p text:style-name="P6">2. Inkrementuj frekvenci tohoto uzlu.</text:p>
      <text:p text:style-name="P6">3. Pokud tento uzel není kořen, tento algoritmus se opakuje pro rodiče.</text:p>
      <text:h text:style-name="Heading_20_2" text:outline-level="2">Použité zdroje:</text:h>
      <text:p text:style-name="P7">Studijní opora předmětu Kódování a kompre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ndra </meta:initial-creator>
    <meta:creation-date>2015-03-01T16:29:31.125261812</meta:creation-date>
    <dc:date>2015-03-02T20:16:43.389432849</dc:date>
    <dc:creator>ondra </dc:creator>
    <meta:editing-duration>PT2H55M44S</meta:editing-duration>
    <meta:editing-cycles>12</meta:editing-cycles>
    <meta:generator>LibreOffice/4.2.7.2$Linux_X86_64 LibreOffice_project/420m0$Build-2</meta:generator>
    <meta:document-statistic meta:table-count="1" meta:image-count="0" meta:object-count="0" meta:page-count="1" meta:paragraph-count="32" meta:word-count="352" meta:character-count="2323" meta:non-whitespace-character-count="2003"/>
  </office:meta>
</office:document-meta>
</file>